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9pt" fo:font-style="italic" officeooo:rsid="00131f2b" officeooo:paragraph-rsid="00131f2b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9pt" fo:font-style="italic" officeooo:rsid="00131f2b" officeooo:paragraph-rsid="00131f2b" style:font-size-asian="9pt" style:font-style-asian="italic" style:font-size-complex="9pt" style:font-style-complex="italic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rsid="00131f2b" officeooo:paragraph-rsid="00131f2b"/>
    </style:style>
    <style:style style:name="P5" style:family="paragraph" style:parent-style-name="Text_20_body">
      <style:text-properties officeooo:rsid="00131f2b" officeooo:paragraph-rsid="00131f2b"/>
    </style:style>
    <style:style style:name="P6" style:family="paragraph" style:parent-style-name="Text_20_body">
      <style:text-properties officeooo:rsid="001399a4" officeooo:paragraph-rsid="001399a4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Subtitle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fo:font-size="9pt" fo:font-style="italic" officeooo:rsid="001e838b" officeooo:paragraph-rsid="001e838b" style:font-size-asian="9pt" style:font-style-asian="italic" style:font-size-complex="9pt" style:font-style-complex="italic"/>
    </style:style>
    <style:style style:name="P10" style:family="paragraph" style:parent-style-name="Text_20_body" style:list-style-name="L1">
      <style:text-properties officeooo:rsid="00131f2b" officeooo:paragraph-rsid="00131f2b"/>
    </style:style>
    <style:style style:name="P11" style:family="paragraph" style:parent-style-name="Text_20_body" style:list-style-name="L2">
      <style:text-properties officeooo:rsid="0019c775" officeooo:paragraph-rsid="0019c775"/>
    </style:style>
    <style:style style:name="P12" style:family="paragraph" style:parent-style-name="Text_20_body" style:list-style-name="L2">
      <style:text-properties officeooo:rsid="001399a4" officeooo:paragraph-rsid="001399a4"/>
    </style:style>
    <style:style style:name="P13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2">
      <style:text-properties style:font-name="Liberation Serif" fo:font-size="12pt" officeooo:rsid="001592db" officeooo:paragraph-rsid="001592db" style:font-size-asian="12pt" style:font-size-complex="12pt"/>
    </style:style>
    <style:style style:name="P15" style:family="paragraph" style:parent-style-name="Text_20_body">
      <style:text-properties officeooo:rsid="001b9555" officeooo:paragraph-rsid="001b9555"/>
    </style:style>
    <style:style style:name="P16" style:family="paragraph" style:parent-style-name="Text_20_body">
      <style:paragraph-properties fo:text-align="start" style:justify-single-word="false"/>
      <style:text-properties officeooo:rsid="001b9555" officeooo:paragraph-rsid="001b9555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paragraph-rsid="001b9555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1d4252" officeooo:paragraph-rsid="001d4252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1e838b" officeooo:paragraph-rsid="001e838b"/>
    </style:style>
    <style:style style:name="T1" style:family="text">
      <style:text-properties officeooo:rsid="00131f2b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officeooo:rsid="00176e5e"/>
    </style:style>
    <style:style style:name="T4" style:family="text">
      <style:text-properties fo:font-variant="normal" fo:text-transform="none" fo:color="#222222" fo:letter-spacing="normal" fo:font-style="normal" fo:font-weight="normal" officeooo:rsid="0019c775"/>
    </style:style>
    <style:style style:name="T5" style:family="text">
      <style:text-properties fo:font-variant="normal" fo:text-transform="none" fo:color="#222222" fo:letter-spacing="normal" fo:font-style="normal" fo:font-weight="normal" officeooo:rsid="001a9186"/>
    </style:style>
    <style:style style:name="T6" style:family="text">
      <style:text-properties officeooo:rsid="001592db"/>
    </style:style>
    <style:style style:name="T7" style:family="text">
      <style:text-properties officeooo:rsid="0019c775"/>
    </style:style>
    <style:style style:name="T8" style:family="text">
      <style:text-properties officeooo:rsid="001b9555"/>
    </style:style>
    <style:style style:name="T9" style:family="text">
      <style:text-properties officeooo:rsid="001e83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<text:span text:style-name="T9">n</text:span>cing Avatar</text:p>
      <text:p text:style-name="P1">Marco A. Rodríguez</text:p>
      <text:p text:style-name="P2">Junio 2017</text:p>
      <text:p text:style-name="P9">marcos@marf.es</text:p>
      <text:p text:style-name="P1"/>
      <text:p text:style-name="P1"/>
      <text:p text:style-name="P8">Documentación <text:span text:style-name="T1">y manual de uso</text:span></text:p>
      <text:h text:style-name="Heading_20_1" text:outline-level="1">Material</text:h>
      <text:p text:style-name="P16">Para esta propuesta utilizamos:</text:p>
      <text:list xml:id="list2564090894" text:style-name="L3">
        <text:list-item>
          <text:p text:style-name="P18"><text:span text:style-name="T8">Un PC (con Windows)</text:span></text:p>
        </text:list-item>
        <text:list-item>
          <text:p text:style-name="P18"><text:span text:style-name="T8">Un projector con una resolución de 800x600</text:span></text:p>
        </text:list-item>
        <text:list-item>
          <text:p text:style-name="P19">Un sensor Kinect Versión 1</text:p>
          <text:list>
            <text:list-item>
              <text:p text:style-name="P19">Se pueden adquirir por unos 20€ en cualquier tienda de segundamano.</text:p>
            </text:list-item>
            <text:list-item>
              <text:p text:style-name="P19">En la segunda versión del programa podrá utilizarse tambien la kinect versión 2 (<text:a xlink:type="simple" xlink:href="https://www.microsoft.com/en-us/store/d/Kinect-Sensor-for-Xbox-One/91HQ5578VKSC" text:style-name="Internet_20_link" text:visited-style-name="Visited_20_Internet_20_Link">enlace</text:a>)</text:p>
            </text:list-item>
          </text:list>
        </text:list-item>
        <text:list-item>
          <text:p text:style-name="P19">Un adaptador de Kinect a USB</text:p>
          <text:list>
            <text:list-item>
              <text:p text:style-name="P19">Se puede comprar el original por unos 39€ (<text:a xlink:type="simple" xlink:href="https://www.microsoft.com/en-us/store/d/Kinect-Adapter-for-Xbox-One-S-and-Windows-PC/933Z2VKMTHCS" text:style-name="Internet_20_link" text:visited-style-name="Visited_20_Internet_20_Link">enlace</text:a>)</text:p>
            </text:list-item>
            <text:list-item>
              <text:p text:style-name="P19">O podemos comprar un compatible por unos 19€ </text:p>
            </text:list-item>
          </text:list>
        </text:list-item>
        <text:list-item>
          <text:p text:style-name="P19">Driver de Kinect para windows <text:span text:style-name="T9">(enlace)</text:span></text:p>
        </text:list-item>
        <text:list-item>
          <text:p text:style-name="P20">Programa DancingAvatar (enlace)</text:p>
          <text:p text:style-name="P19"/>
        </text:list-item>
      </text:list>
      <text:p text:style-name="P3"/>
      <text:h text:style-name="Heading_20_1" text:outline-level="1">Ejecución del programa</text:h>
      <text:p text:style-name="P16">Podrás localizar dos carpetas una llamada “version1” y otra llamada “version2”. Utilizaremos la versión 1. Al iniciar el programa se abren dos ventanas, una en pantalla completa donde se reproducirán las imágenes. Y otra ventana pequeña con 6 imágenes. La ventana de pantalla completa debería abrirse en el proyector y la ventana pequeña dentro de la pantalla del ordenador. Si funcionase a la inversa, tendremos que ejecutar la versión 2.</text:p>
      <text:p text:style-name="P16"/>
      <text:p text:style-name="P16"/>
      <text:h text:style-name="Heading_20_1" text:outline-level="1">Interfaz de control y teclas</text:h>
      <text:p text:style-name="P15">Al iniciar el programa</text:p>
      <text:h text:style-name="Heading_20_1" text:outline-level="1"><text:soft-page-break/>Imágenes</text:h>
      <text:h text:style-name="Heading_20_2" text:outline-level="2">Fondos</text:h>
      <text:p text:style-name="P5">Los fondos se hallan en la carpeta “data/fondoX” donde X es un número. Po defecto los fondos son los siguientes:</text:p>
      <text:list xml:id="list247077436" text:style-name="L1">
        <text:list-item>
          <text:p text:style-name="P10">fondo0: El primer fondo es un fondo totalmente negro.</text:p>
        </text:list-item>
        <text:list-item>
          <text:p text:style-name="P10">fondo1: El segundo fondo es un fondo totalmente negro, pero con un delay ene l refresco que hace que el personaje deje “estela”</text:p>
        </text:list-item>
        <text:list-item>
          <text:p text:style-name="P10">fondo2: Fondo totalmente blanco</text:p>
        </text:list-item>
        <text:list-item>
          <text:p text:style-name="P10">fondo3: Fondo blanco con “estela”</text:p>
        </text:list-item>
        <text:list-item>
          <text:p text:style-name="P10">fondo4: carga el archivo “video.mp4”</text:p>
        </text:list-item>
        <text:list-item>
          <text:p text:style-name="P10">fondo5: carga el archivo “video.mov”</text:p>
        </text:list-item>
        <text:list-item>
          <text:p text:style-name="P10">fondo6: imagen del bosque “imagen.png”, con diferentes elementos en la capa superior que podemos hacer aparecer con las teclas “1”, “2”, “3”.</text:p>
        </text:list-item>
        <text:list-item>
          <text:p text:style-name="P10">fondo7: imagen alternativa.</text:p>
        </text:list-item>
      </text:list>
      <text:h text:style-name="Heading_20_2" text:outline-level="2"/>
      <text:h text:style-name="Heading_20_2" text:outline-level="2">Avatares</text:h>
      <text:p text:style-name="P6">Los avatares son los personajes que se printan en la pantalla. Se puede representar dos personajes simultáneamnete y se pueden elegir diferentes formas para cada uno de estos:</text:p>
      <text:list xml:id="list1985439780" text:style-name="L2">
        <text:list-item>
          <text:p text:style-name="P11">avatar0: nada.</text:p>
        </text:list-item>
        <text:list-item>
          <text:p text:style-name="P12">avatar<text:span text:style-name="T7">1</text:span>: es una imagen de máscara con la captura de la persona que esta delante.</text:p>
        </text:list-item>
        <text:list-item>
          <text:p text:style-name="P12"><text:span text:style-name="T6">a</text:span>vatar<text:span text:style-name="T7">2</text:span>: son una esferas de tamaño variables que representan cada una de las extremidades de la persona.</text:p>
        </text:list-item>
        <text:list-item>
          <text:p text:style-name="P12"><text:span text:style-name="T6">a</text:span>vatar<text:span text:style-name="T7">3</text:span>: variación de la representación de las esferas con emisión de partículas para cada una de las extremidades.</text:p>
        </text:list-item>
        <text:list-item>
          <text:p text:style-name="P13"><text:span text:style-name="T6">avatar4: Personaje del gnomo divido en diferentes extremidades: c</text:span><text:span text:style-name="T2">uerpo, cabeza, brazoI, antebrazoI, brazoD, antebrazoD, femurI, tibiaI,femurD, tibiaD</text:span></text:p>
        </text:list-item>
        <text:list-item>
          <text:p text:style-name="P14"><text:span text:style-name="T2">avatar</text:span><text:span text:style-name="T4">5</text:span><text:span text:style-name="T2">: Personaje del gnomo</text:span><text:span text:style-name="T3">2</text:span><text:span text:style-name="T2"> divido en diferentes extremidades: </text:span><text:span text:style-name="T5">c</text:span><text:span text:style-name="T2">uerpo, cabeza, brazoI, antebrazoI, brazoD, antebrazoD, femurI, tibiaI,femurD, tibiaD</text:span></text:p>
        </text:list-item>
        <text:list-item>
          <text:p text:style-name="P14"><text:span text:style-name="T2">avatar</text:span><text:span text:style-name="T4">6</text:span><text:span text:style-name="T2">: Personaje del gnomo sencillo: brazoD, brazoI, cabeza, cuerpo, piernaD, piernaI</text:span></text:p>
        </text:list-item>
      </text:list>
      <text:h text:style-name="Heading_20_2" text:outline-level="2"/>
      <text:p text:style-name="P4"/>
      <text:p text:style-name="P4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31:47.957000000</meta:creation-date>
    <meta:generator>LibreOffice/5.3.3.2$Windows_x86 LibreOffice_project/3d9a8b4b4e538a85e0782bd6c2d430bafe583448</meta:generator>
    <dc:date>2017-07-04T15:37:20.975000000</dc:date>
    <meta:editing-duration>PT8H22M12S</meta:editing-duration>
    <meta:editing-cycles>4</meta:editing-cycles>
    <meta:document-statistic meta:table-count="0" meta:image-count="0" meta:object-count="0" meta:page-count="3" meta:paragraph-count="42" meta:word-count="423" meta:character-count="2587" meta:non-whitespace-character-count="2230"/>
  </office:meta>
</office:document-meta>
</file>